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fo:color="#5eb91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b050"/>
    </style:style>
    <style:style style:name="T2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transparent" fo:color="#5eb91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ff0000"/>
    </style:style>
    <style:style style:name="T35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bf9000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38" style:family="text">
      <style:text-properties fo:font-size="10.00pt" fo:font-weight="normal" fo:font-family="'Courier New'" style:font-family-asian="'Courier New'" style:font-family-complex="'Courier New'" fo:background-color="transparent" fo:color="#ff0000"/>
    </style:style>
    <style:style style:name="T39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4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5" style:family="text">
      <style:text-properties fo:font-size="11.00pt" fo:font-weight="normal" fo:font-family="Arial" style:font-family-asian="Arial" style:font-family-complex="Arial" fo:background-color="transparent" fo:color="#00b050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b050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5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56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5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8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5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ff0000"/>
    </style:style>
    <style:style style:name="T62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63" style:family="text">
      <style:text-properties fo:font-size="11.00pt" fo:font-weight="normal" fo:font-family="Arial" style:font-family-asian="Arial" style:font-family-complex="Arial" fo:background-color="transparent" fo:color="#00b050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Arial" style:font-family-asian="Arial" style:font-family-complex="Arial" fo:background-color="transparent" fo:color="#00b050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fo:color="#00b050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7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fo:color="#00b050"/>
    </style:style>
    <style:style style:name="T81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8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0.00pt" fo:font-weight="normal" fo:font-family="'Liberation Mono'" style:font-family-asian="'Liberation Mono'" style:font-family-complex="'Liberation Mono'" fo:background-color="transparent" fo:color="#00b050"/>
    </style:style>
    <style:style style:name="T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0.00pt" fo:font-weight="normal" fo:font-family="'Liberation Mono'" style:font-family-asian="'Liberation Mono'" style:font-family-complex="'Liberation Mono'" fo:background-color="transparent" fo:color="#00b050"/>
    </style:style>
    <style:style style:name="T89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b050"/>
    </style:style>
    <style:style style:name="T90" style:family="text">
      <style:text-properties fo:font-size="10.00pt" fo:font-weight="normal" fo:font-family="'Liberation Mono'" style:font-family-asian="'Liberation Mono'" style:font-family-complex="'Liberation Mono'" fo:background-color="transparent" fo:color="#00b050"/>
    </style:style>
    <style:style style:name="T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95" style:family="text">
      <style:text-properties fo:font-size="10.00pt" fo:font-weight="normal" fo:font-family="'Liberation Mono'" style:font-family-asian="'Liberation Mono'" style:font-family-complex="'Liberation Mono'" fo:background-color="transparent" fo:color="#00b050"/>
    </style:style>
    <style:style style:name="T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0.00pt" fo:font-weight="normal" fo:font-family="'Liberation Mono'" style:font-family-asian="'Liberation Mono'" style:font-family-complex="'Liberation Mono'" fo:background-color="transparent" fo:color="#00b050"/>
    </style:style>
    <style:style style:name="T98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b050"/>
    </style:style>
    <style:style style:name="T99" style:family="text">
      <style:text-properties fo:font-size="10.00pt" fo:font-weight="normal" fo:font-family="'Liberation Mono'" style:font-family-asian="'Liberation Mono'" style:font-family-complex="'Liberation Mono'" fo:background-color="transparent" fo:color="#00b050"/>
    </style:style>
    <style:style style:name="T1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102" style:family="text">
      <style:text-properties fo:font-size="10.00pt" fo:font-weight="normal" fo:font-family="'Liberation Mono'" style:font-family-asian="'Liberation Mono'" style:font-family-complex="'Liberation Mono'" fo:background-color="transparent" fo:color="#00b05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11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fo:color="#158466"/>
    </style:style>
    <style:style style:name="T12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7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128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29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130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31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132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33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134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35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136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137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2.00pt" fo:font-weight="bold" fo:font-family="'Liberation Serif'" style:font-family-asian="'Liberation Serif'" style:font-family-complex="'Liberation Serif'" fo:background-color="transparent" fo:color="#ff0000"/>
    </style:style>
    <style:style style:name="T14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fo:color="#00a933"/>
    </style:style>
    <style:style style:name="T146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47" style:family="text">
      <style:text-properties fo:font-size="10.00pt" fo:font-weight="normal" fo:font-family="'Liberation Mono'" style:font-family-asian="'Liberation Mono'" style:font-family-complex="'Liberation Mono'" fo:background-color="transparent" fo:color="#00a933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fo:color="#00a933"/>
    </style:style>
    <style:style style:name="T15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fo:color="#158466"/>
    </style:style>
    <style:style style:name="T157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58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fo:color="#158466"/>
    </style:style>
    <style:style style:name="T16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62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163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2.00pt" fo:font-weight="bold" fo:font-family="'Liberation Serif'" style:font-family-asian="'Liberation Serif'" style:font-family-complex="'Liberation Serif'" fo:background-color="transparent" fo:color="#158466"/>
    </style:style>
    <style:style style:name="T167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72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173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74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175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76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177" style:family="text">
      <style:text-properties fo:font-size="10.00pt" fo:font-weight="normal" fo:font-family="'Liberation Mono'" style:font-family-asian="'Liberation Mono'" style:font-family-complex="'Liberation Mono'" fo:background-color="transparent" fo:color="#00a933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bold" fo:font-family="'Liberation Serif'" style:font-family-asian="'Liberation Serif'" style:font-family-complex="'Liberation Serif'" fo:background-color="transparent" fo:color="#00a933"/>
    </style:style>
    <style:style style:name="T18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85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186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87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2.00pt" fo:font-weight="bold" fo:font-family="'Liberation Serif'" style:font-family-asian="'Liberation Serif'" style:font-family-complex="'Liberation Serif'" fo:background-color="transparent" fo:color="#00a933"/>
    </style:style>
    <style:style style:name="T19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96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197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98" style:family="text">
      <style:text-properties fo:font-size="10.00pt" fo:font-weight="normal" fo:font-family="'Liberation Mono'" style:font-family-asian="'Liberation Mono'" style:font-family-complex="'Liberation Mono'" fo:background-color="transparent" fo:color="#158466"/>
    </style:style>
    <style:style style:name="T199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bold" fo:font-family="'Liberation Serif'" style:font-family-asian="'Liberation Serif'" style:font-family-complex="'Liberation Serif'" fo:background-color="transparent" fo:color="#00a933"/>
    </style:style>
    <style:style style:name="P1" style:family="paragraph">
      <style:paragraph-properties fo:line-height="150.00%" fo:text-align="center"/>
    </style:style>
    <style:style style:name="P2" style:family="paragraph">
      <style:paragraph-properties fo:line-height="100.00%" fo:text-align="left" fo:margin-top="12.00pt" fo:margin-bottom="6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 fo:margin-top="18.00pt" fo:margin-bottom="6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36.00pt" fo:text-indent="0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top="12.00pt" fo:margin-bottom="6.00pt"/>
    </style:style>
    <style:style style:name="P10" style:family="paragraph">
      <style:paragraph-properties fo:line-height="115.00%" fo:text-align="left" fo:margin-bottom="7.00pt"/>
    </style:style>
    <style:style style:name="P11" style:family="paragraph">
      <style:paragraph-properties fo:line-height="115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top="10.00pt" fo:margin-bottom="6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15.00%" fo:text-align="left" fo:margin-left="0.00pt" fo:text-indent="36.00pt"/>
    </style:style>
    <style:style style:name="P16" style:family="paragraph">
      <style:paragraph-properties fo:line-height="115.00%" fo:text-align="left" fo:margin-left="36.00pt" fo:text-indent="0.00pt"/>
    </style:style>
    <style:style style:name="P17" style:family="paragraph">
      <style:paragraph-properties fo:line-height="115.00%" fo:text-align="left" fo:margin-left="0.00pt" fo:text-indent="36.00pt"/>
    </style:style>
    <style:style style:name="P18" style:family="paragraph">
      <style:paragraph-properties fo:line-height="115.00%" fo:text-align="left" fo:margin-left="36.00pt" fo:text-indent="0.00pt"/>
    </style:style>
    <style:style style:name="P19" style:family="paragraph">
      <style:paragraph-properties fo:line-height="115.00%" fo:text-align="left" fo:margin-left="0.00pt" fo:text-indent="36.00pt"/>
    </style:style>
    <style:style style:name="P20" style:family="paragraph">
      <style:paragraph-properties fo:line-height="115.00%" fo:text-align="left" fo:margin-left="36.00pt" fo:text-indent="0.00pt"/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15.00%" fo:text-align="left" fo:margin-left="36.00pt" fo:text-indent="0.00pt"/>
    </style:style>
    <style:style style:name="P23" style:family="paragraph">
      <style:paragraph-properties fo:line-height="115.00%" fo:text-align="left" fo:margin-left="0.00pt" fo:text-indent="28.40pt"/>
    </style:style>
    <style:style style:name="P24" style:family="paragraph">
      <style:paragraph-properties fo:line-height="115.00%" fo:text-align="left" fo:margin-left="0.00pt" fo:text-indent="36.00pt" fo:margin-right="-10.70pt">
        <style:tab-stops>
          <style:tab-stop style:position="397.60pt"/>
          <style:tab-stop style:position="411.80pt"/>
          <style:tab-stop style:position="418.90pt"/>
          <style:tab-stop style:position="426.00pt"/>
          <style:tab-stop style:position="433.10pt"/>
          <style:tab-stop style:position="440.20pt"/>
          <style:tab-stop style:position="447.30pt"/>
        </style:tab-stops>
      </style:paragraph-properties>
    </style:style>
    <style:style style:name="P25" style:family="paragraph">
      <style:paragraph-properties fo:line-height="115.00%" fo:text-align="left" fo:margin-left="0.00pt" fo:text-indent="28.40pt" fo:margin-right="-10.70pt">
        <style:tab-stops>
          <style:tab-stop style:position="397.60pt"/>
          <style:tab-stop style:position="411.80pt"/>
          <style:tab-stop style:position="418.90pt"/>
          <style:tab-stop style:position="426.00pt"/>
          <style:tab-stop style:position="433.10pt"/>
          <style:tab-stop style:position="440.20pt"/>
          <style:tab-stop style:position="447.30pt"/>
        </style:tab-stops>
      </style:paragraph-properties>
    </style:style>
    <style:style style:name="P26" style:family="paragraph">
      <style:paragraph-properties fo:line-height="115.00%" fo:text-align="left" fo:margin-left="35.50pt" fo:text-indent="0.00pt" fo:margin-right="-10.70pt">
        <style:tab-stops>
          <style:tab-stop style:position="362.10pt"/>
          <style:tab-stop style:position="376.30pt"/>
          <style:tab-stop style:position="383.40pt"/>
          <style:tab-stop style:position="390.50pt"/>
          <style:tab-stop style:position="397.60pt"/>
          <style:tab-stop style:position="404.70pt"/>
          <style:tab-stop style:position="411.80pt"/>
        </style:tab-stops>
      </style:paragraph-properties>
    </style:style>
    <style:style style:name="P27" style:family="paragraph">
      <style:paragraph-properties fo:line-height="115.00%" fo:text-align="left" fo:margin-left="0.00pt" fo:text-indent="36.00pt"/>
    </style:style>
    <style:style style:name="P28" style:family="paragraph">
      <style:paragraph-properties fo:line-height="115.00%" fo:text-align="left" fo:margin-left="36.00pt" fo:text-indent="0.00pt"/>
    </style:style>
    <style:style style:name="P29" style:family="paragraph">
      <style:paragraph-properties fo:line-height="115.00%" fo:text-align="left" fo:margin-left="35.50pt" fo:text-indent="0.00pt" fo:margin-right="-10.70pt">
        <style:tab-stops>
          <style:tab-stop style:position="362.10pt"/>
          <style:tab-stop style:position="376.30pt"/>
          <style:tab-stop style:position="383.40pt"/>
          <style:tab-stop style:position="390.50pt"/>
          <style:tab-stop style:position="397.60pt"/>
          <style:tab-stop style:position="404.70pt"/>
          <style:tab-stop style:position="411.80pt"/>
        </style:tab-stops>
      </style:paragraph-properties>
    </style:style>
    <style:style style:name="P30" style:family="paragraph">
      <style:paragraph-properties fo:line-height="115.00%" fo:text-align="left" fo:margin-left="0.00pt" fo:text-indent="36.00pt"/>
    </style:style>
    <style:style style:name="P31" style:family="paragraph">
      <style:paragraph-properties fo:line-height="115.00%" fo:text-align="left" fo:margin-left="35.50pt" fo:text-indent="0.00pt" fo:margin-right="-10.70pt">
        <style:tab-stops>
          <style:tab-stop style:position="362.10pt"/>
          <style:tab-stop style:position="376.30pt"/>
          <style:tab-stop style:position="383.40pt"/>
          <style:tab-stop style:position="390.50pt"/>
          <style:tab-stop style:position="397.60pt"/>
          <style:tab-stop style:position="404.70pt"/>
          <style:tab-stop style:position="411.80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15.00%" fo:text-align="left" fo:margin-left="0.00pt" fo:text-indent="36.00p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top="10.00pt" fo:margin-bottom="6.00p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top="10.00pt" fo:margin-bottom="6.00p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top="10.00pt" fo:margin-bottom="6.00p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top="10.00pt" fo:margin-bottom="6.00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top="10.00pt" fo:margin-bottom="6.00p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top="10.00pt" fo:margin-bottom="6.00p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top="10.00pt" fo:margin-bottom="6.00pt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top="10.00pt" fo:margin-bottom="6.00pt"/>
    </style:style>
    <style:style style:name="P50" style:family="paragraph">
      <style:paragraph-properties fo:line-height="100.00%" fo:text-align="left"/>
    </style:style>
  </office:automatic-styles>
  <office:body>
    <office:text>
      <text:p text:style-name="P1"><text:span text:style-name="T1">Suite de Testing para USIG - Normalizador de Direcciones v2.1.2</text:span><text:span text:style-name="T2"/></text:p>
      <text:p text:style-name="P2"><text:span text:style-name="T3">Check List</text:span></text:p>
      <text:p text:style-name="P3"><text:span text:style-name="T4">Ejecutar las siguientes pruebas desde el navegador web de su preferencia</text:span><text:span text:style-name="T5">.</text:span><text:span text:style-name="T6"/></text:p>
      <text:p text:style-name="P4"><text:span text:style-name="T7"/></text:p>
      <text:p text:style-name="P5"><text:span text:style-name="T8">0- Testear<text:s/></text:span><text:span text:style-name="T9">la conexión a Internet</text:span><text:span text:style-name="T10"/></text:p>
      <text:p text:style-name="P6"><text:span text:style-name="T11">Fundamento: verificar si el funcionamiento del servicio de internet es correcta</text:span></text:p>
      <text:p text:style-name="P6"><text:span text:style-name="T12"/></text:p>
      <text:p text:style-name="P7"><text:span text:style-name="T13">Se puede utilizar la Check List de Conexión a Internet realizada en clase.</text:span></text:p>
      <text:p text:style-name="P8"><text:span text:style-name="T14"/></text:p>
      <text:p text:style-name="P8"><text:span text:style-name="T15"/></text:p>
      <text:p text:style-name="P8"><text:span text:style-name="T16">Respuesta</text:span></text:p>
      <text:p text:style-name="P8"><text:span text:style-name="T17">OK</text:span></text:p>
      <text:p text:style-name="P8"><text:span text:style-name="T18"/></text:p>
      <text:p text:style-name="P9"><text:span text:style-name="T19">1- Testear el servicio de normalizaciòn de direcciones este funcionando</text:span></text:p>
      <text:p text:style-name="P10"><text:span text:style-name="T20">Fundamentos: Verificar si el servicio se encuentre disponible</text:span></text:p>
      <text:p text:style-name="P11"><text:span text:style-name="T21"><text:tab/></text:span><text:a xlink:href="https://servicios.usig.buenosaires.gob.ar/normalizar"><text:span text:style-name="T22">https://servicios.usig.buenosaires.gob.ar/normalizar</text:span></text:a><text:span text:style-name="T23"/></text:p>
      <text:p text:style-name="P12"><text:span text:style-name="T24"/></text:p>
      <text:p text:style-name="P12"><text:span text:style-name="T25">Verificar funcionamiento del servicio funcione correctamente</text:span></text:p>
      <text:p text:style-name="P12"><text:span text:style-name="T25"/></text:p>
      <text:p text:style-name="P12"><text:span text:style-name="T25">Respuesta</text:span></text:p>
      <text:p text:style-name="P12"><text:span text:style-name="T26">OK</text:span></text:p>
      <text:p text:style-name="P12"><text:span text:style-name="T27"/></text:p>
      <text:p text:style-name="P13"><text:span text:style-name="T28">2- Testear Programa sin parámetros</text:span></text:p>
      <text:p text:style-name="P14"><text:span text:style-name="T29">Fundamentos: verificar la respuesta de la direccion ante su ingreso<text:s text:c="2"/></text:span></text:p>
      <text:p text:style-name="P14"><text:span text:style-name="T30"/></text:p>
      <text:p text:style-name="P15"><text:span text:style-name="T31">2. a Testear dirección sin parámetros</text:span></text:p>
      <text:p text:style-name="P16"><text:span text:style-name="T32">Fundamentos: verificar el funcionamiento del servicio sin parámetros de entrada.</text:span></text:p>
      <text:p text:style-name="P16"><text:a xlink:href="https://servicios.usig.buenosaires.gob.ar/normalizar/?direccion"><text:span text:style-name="T33">https://servicios.usig.buenosaires.gob.ar/normalizar/?direccion</text:span></text:a><text:span text:style-name="T34"/></text:p>
      <text:p text:style-name="P17"><text:span text:style-name="T35"/></text:p>
      <text:p text:style-name="P17"><text:span text:style-name="T36">Se espera un aviso de ingreso de parámetros </text:span></text:p>
      <text:p text:style-name="P17"><text:span text:style-name="T36"/></text:p>
      <text:p text:style-name="P17"><text:span text:style-name="T36">Respuesta:<text:s/></text:span><text:span text:style-name="T37">ERROR</text:span><text:span text:style-name="T38"><text:s/></text:span><text:span text:style-name="T39">{"direccionesNormalizadas": [ ],</text:span></text:p>
      <text:p text:style-name="P17"><text:span text:style-name="T39"><text:s text:c="2"/>"errorMessage": "Calle inexistente: " }</text:span></text:p>
      <text:p text:style-name="P17"><text:span text:style-name="T39"/></text:p>
      <text:p text:style-name="P17"><text:span text:style-name="T40">2. b Testear dirección con un parámetro de entrada</text:span></text:p>
      <text:p text:style-name="P17"><text:span text:style-name="T41">Fundamentos: Verificar ingreso de parámetros correctos</text:span></text:p>
      <text:p text:style-name="P18"><text:a xlink:href="https://servicios.usig.buenosaires.gob.ar/normalizar/?direccion=loria"><text:span text:style-name="T42">https://servicios.usig.buenosaires.gob.ar/normalizar/?direccion=loria</text:span></text:a><text:span text:style-name="T43"/></text:p>
      <text:p text:style-name="P18"><text:a xlink:href="https://servicios.usig.buenosaires.gob.ar/normalizar/?direccion=helguera"><text:span text:style-name="T44">https://servicios.usig.buenosaires.gob.ar/normalizar/?direccion=helguera</text:span></text:a><text:span text:style-name="T45"><text:s/>500</text:span><text:span text:style-name="T46"/></text:p>
      <text:p text:style-name="P18"><text:a xlink:href="https://servicios.usig.buenosaires.gob.ar/normalizar/?direccion=av%20medrano%20y%20av%20rivadavia"><text:span text:style-name="T47">https://servicios.usig.buenosaires.gob.ar/normalizar/?direccion=av%20medrano%20y%20av%20rivadavia</text:span></text:a><text:span text:style-name="T48"/></text:p>
      <text:p text:style-name="P18"><text:span text:style-name="T48"/></text:p>
      <text:p text:style-name="P18"><text:span text:style-name="T49">Se espera la devolución de las direcciones con la calle ingresado.</text:span></text:p>
      <text:p text:style-name="P19"><text:span text:style-name="T49">Respuesta:<text:s/></text:span><text:span text:style-name="T50">OK</text:span></text:p>
      <text:p text:style-name="P19"><text:span text:style-name="T50"/></text:p>
      <text:p text:style-name="P19"><text:span text:style-name="T51">2. c Testear dirección con parámetros incorrectos</text:span></text:p>
      <text:p text:style-name="P19"><text:span text:style-name="T52">Fundamentos: Verificar ingreso de parámetros incorrectos</text:span></text:p>
      <text:p text:style-name="P19"><text:span text:style-name="T52"/></text:p>
      <text:p text:style-name="P20"><text:span text:style-name="T53">Comprobacion:<text:s/></text:span><text:span text:style-name="T54">Al intentar hacer esta prueba la mayoría de los símbolos, el servicio nos devuelve esta información</text:span></text:p>
      <text:p text:style-name="P20"><text:span text:style-name="T54"/></text:p>
      <text:p text:style-name="P20"><text:span text:style-name="T54">{</text:span></text:p>
      <text:p text:style-name="P20"><text:span text:style-name="T54"><text:s text:c="2"/>"direccionesNormalizadas": [</text:span></text:p>
      <text:p text:style-name="P20"><text:span text:style-name="T54"><text:s text:c="4"/>{</text:span></text:p>
      <text:p text:style-name="P20"><text:span text:style-name="T54"><text:s text:c="6"/>"altura": null,</text:span></text:p>
      <text:p text:style-name="P20"><text:span text:style-name="T54"><text:s text:c="6"/>"cod_calle": 1000,</text:span></text:p>
      <text:p text:style-name="P20"><text:span text:style-name="T54"><text:s text:c="6"/>"cod_calle_cruce": null,</text:span></text:p>
      <text:p text:style-name="P20"><text:span text:style-name="T54"><text:s text:c="6"/>"cod_partido": "caba",</text:span></text:p>
      <text:p text:style-name="P20"><text:span text:style-name="T54"><text:s text:c="6"/>"direccion": "DON ANSELMO AIETA, CABA, CABA",</text:span></text:p>
      <text:p text:style-name="P20"><text:span text:style-name="T54"><text:s text:c="6"/>"nombre_calle": "DON ANSELMO AIETA",</text:span></text:p>
      <text:p text:style-name="P20"><text:span text:style-name="T54"><text:s text:c="6"/>"nombre_calle_cruce": null,</text:span></text:p>
      <text:p text:style-name="P20"><text:span text:style-name="T54"><text:s text:c="6"/>"nombre_localidad": "CABA",</text:span></text:p>
      <text:p text:style-name="P20"><text:span text:style-name="T54"><text:s text:c="6"/>"nombre_partido": "CABA",</text:span></text:p>
      <text:p text:style-name="P20"><text:span text:style-name="T54"><text:s text:c="6"/>"tipo": "calle"</text:span></text:p>
      <text:p text:style-name="P20"><text:span text:style-name="T54"><text:s text:c="4"/>},</text:span></text:p>
      <text:p text:style-name="P20"><text:span text:style-name="T54"><text:s text:c="4"/>{</text:span></text:p>
      <text:p text:style-name="P20"><text:span text:style-name="T54"><text:s text:c="6"/>"altura": null,</text:span></text:p>
      <text:p text:style-name="P20"><text:span text:style-name="T54"><text:s text:c="6"/>"cod_calle": 1001,</text:span></text:p>
      <text:p text:style-name="P20"><text:span text:style-name="T54"><text:s text:c="6"/>"cod_calle_cruce": null,</text:span></text:p>
      <text:p text:style-name="P20"><text:span text:style-name="T54"><text:s text:c="6"/>"cod_partido": "caba",</text:span></text:p>
      <text:p text:style-name="P20"><text:span text:style-name="T54"><text:s text:c="6"/>"direccion": "ACASSUSO, CABA, CABA",</text:span></text:p>
      <text:p text:style-name="P20"><text:span text:style-name="T54"><text:s text:c="6"/>"nombre_calle": "ACASSUSO",</text:span></text:p>
      <text:p text:style-name="P20"><text:span text:style-name="T54"><text:s text:c="6"/>"nombre_calle_cruce": null,</text:span></text:p>
      <text:p text:style-name="P20"><text:span text:style-name="T54"><text:s text:c="6"/>"nombre_localidad": "CABA",</text:span></text:p>
      <text:p text:style-name="P20"><text:span text:style-name="T54"><text:s text:c="6"/>"nombre_partido": "CABA",</text:span></text:p>
      <text:p text:style-name="P20"><text:span text:style-name="T54"><text:s text:c="6"/>"tipo": "calle"</text:span></text:p>
      <text:p text:style-name="P20"><text:span text:style-name="T54"><text:s text:c="4"/>},</text:span></text:p>
      <text:p text:style-name="P20"><text:span text:style-name="T54"><text:s text:c="4"/>{</text:span></text:p>
      <text:p text:style-name="P20"><text:span text:style-name="T54"><text:s text:c="6"/>"altura": null,</text:span></text:p>
      <text:p text:style-name="P20"><text:span text:style-name="T54"><text:s text:c="6"/>"cod_calle": 1002,</text:span></text:p>
      <text:p text:style-name="P20"><text:span text:style-name="T54"><text:s text:c="6"/>"cod_calle_cruce": null,</text:span></text:p>
      <text:p text:style-name="P20"><text:span text:style-name="T54"><text:s text:c="6"/>"cod_partido": "caba",</text:span></text:p>
      <text:p text:style-name="P20"><text:span text:style-name="T54"><text:s text:c="6"/>"direccion": "AEROLINEAS ARGENTINAS, CABA, CABA",</text:span></text:p>
      <text:p text:style-name="P20"><text:span text:style-name="T54"><text:s text:c="6"/>"nombre_calle": "AEROLINEAS ARGENTINAS",</text:span></text:p>
      <text:p text:style-name="P20"><text:span text:style-name="T54"><text:s text:c="6"/>"nombre_calle_cruce": null,</text:span></text:p>
      <text:p text:style-name="P20"><text:span text:style-name="T54"><text:s text:c="6"/>"nombre_localidad": "CABA",</text:span></text:p>
      <text:p text:style-name="P20"><text:span text:style-name="T54"><text:s text:c="6"/>"nombre_partido": "CABA",</text:span></text:p>
      <text:p text:style-name="P20"><text:span text:style-name="T54"><text:s text:c="6"/>"tipo": "calle"</text:span></text:p>
      <text:p text:style-name="P20"><text:span text:style-name="T54"><text:s text:c="4"/>},</text:span></text:p>
      <text:p text:style-name="P20"><text:span text:style-name="T54"><text:s text:c="4"/>{</text:span></text:p>
      <text:p text:style-name="P20"><text:span text:style-name="T54"><text:s text:c="6"/>"altura": null,</text:span></text:p>
      <text:p text:style-name="P20"><text:span text:style-name="T54"><text:s text:c="6"/>"cod_calle": 1003,</text:span></text:p>
      <text:p text:style-name="P20"><text:span text:style-name="T54"><text:s text:c="6"/>"cod_calle_cruce": null,</text:span></text:p>
      <text:p text:style-name="P20"><text:span text:style-name="T54"><text:s text:c="6"/>"cod_partido": "caba",</text:span></text:p>
      <text:p text:style-name="P20"><text:span text:style-name="T54"><text:s text:c="6"/>"direccion": "ACEVEDO, CABA, CABA",</text:span></text:p>
      <text:p text:style-name="P20"><text:span text:style-name="T54"><text:s text:c="6"/>"nombre_calle": "ACEVEDO",</text:span></text:p>
      <text:p text:style-name="P20"><text:span text:style-name="T54"><text:s text:c="6"/>"nombre_calle_cruce": null,</text:span></text:p>
      <text:p text:style-name="P20"><text:span text:style-name="T54"><text:s text:c="6"/>"nombre_localidad": "CABA",</text:span></text:p>
      <text:p text:style-name="P20"><text:span text:style-name="T54"><text:s text:c="6"/>"nombre_partido": "CABA",</text:span></text:p>
      <text:p text:style-name="P20"><text:span text:style-name="T54"><text:s text:c="6"/>"tipo": "calle"</text:span></text:p>
      <text:p text:style-name="P20"><text:span text:style-name="T54"><text:s text:c="4"/>},</text:span></text:p>
      <text:p text:style-name="P20"><text:span text:style-name="T54"><text:s text:c="4"/>{</text:span></text:p>
      <text:p text:style-name="P20"><text:span text:style-name="T54"><text:s text:c="6"/>"altura": null,</text:span></text:p>
      <text:p text:style-name="P20"><text:span text:style-name="T54"><text:s text:c="6"/>"cod_calle": 1003,</text:span></text:p>
      <text:p text:style-name="P20"><text:span text:style-name="T54"><text:s text:c="6"/>"cod_calle_cruce": null,</text:span></text:p>
      <text:p text:style-name="P20"><text:span text:style-name="T54"><text:s text:c="6"/>"cod_partido": "caba",</text:span></text:p>
      <text:p text:style-name="P20"><text:span text:style-name="T54"><text:s text:c="6"/>"direccion": "ARMENIA, CABA, CABA",</text:span></text:p>
      <text:p text:style-name="P20"><text:span text:style-name="T54"><text:s text:c="6"/>"nombre_calle": "ARMENIA",</text:span></text:p>
      <text:p text:style-name="P20"><text:span text:style-name="T54"><text:s text:c="6"/>"nombre_calle_cruce": null,</text:span></text:p>
      <text:p text:style-name="P20"><text:span text:style-name="T54"><text:s text:c="6"/>"nombre_localidad": "CABA",</text:span></text:p>
      <text:p text:style-name="P20"><text:span text:style-name="T54"><text:s text:c="6"/>"nombre_partido": "CABA",</text:span></text:p>
      <text:p text:style-name="P20"><text:span text:style-name="T54"><text:s text:c="6"/>"tipo": "calle"</text:span></text:p>
      <text:p text:style-name="P20"><text:span text:style-name="T54"><text:s text:c="4"/>},</text:span></text:p>
      <text:p text:style-name="P20"><text:span text:style-name="T54"><text:s text:c="4"/>{</text:span></text:p>
      <text:p text:style-name="P20"><text:span text:style-name="T54"><text:s text:c="6"/>"altura": null,</text:span></text:p>
      <text:p text:style-name="P20"><text:span text:style-name="T54"><text:s text:c="6"/>"cod_calle": 1004,</text:span></text:p>
      <text:p text:style-name="P20"><text:span text:style-name="T54"><text:s text:c="6"/>"cod_calle_cruce": null,</text:span></text:p>
      <text:p text:style-name="P20"><text:span text:style-name="T54"><text:s text:c="6"/>"cod_partido": "caba",</text:span></text:p>
      <text:p text:style-name="P20"><text:span text:style-name="T54"><text:s text:c="6"/>"direccion": "ACEVEDO, EDUARDO, CABA, CABA",</text:span></text:p>
      <text:p text:style-name="P20"><text:span text:style-name="T54"><text:s text:c="6"/>"nombre_calle": "ACEVEDO, EDUARDO",</text:span></text:p>
      <text:p text:style-name="P20"><text:span text:style-name="T54"><text:s text:c="6"/>"nombre_calle_cruce": null,</text:span></text:p>
      <text:p text:style-name="P20"><text:span text:style-name="T54"><text:s text:c="6"/>"nombre_localidad": "CABA",</text:span></text:p>
      <text:p text:style-name="P20"><text:span text:style-name="T54"><text:s text:c="6"/>"nombre_partido": "CABA",</text:span></text:p>
      <text:p text:style-name="P20"><text:span text:style-name="T54"><text:s text:c="6"/>"tipo": "calle"</text:span></text:p>
      <text:p text:style-name="P20"><text:span text:style-name="T54"><text:s text:c="4"/>},</text:span></text:p>
      <text:p text:style-name="P20"><text:span text:style-name="T54"><text:s text:c="4"/>{</text:span></text:p>
      <text:p text:style-name="P20"><text:span text:style-name="T54"><text:s text:c="6"/>"altura": null,</text:span></text:p>
      <text:p text:style-name="P20"><text:span text:style-name="T54"><text:s text:c="6"/>"cod_calle": 1004,</text:span></text:p>
      <text:p text:style-name="P20"><text:span text:style-name="T54"><text:s text:c="6"/>"cod_calle_cruce": null,</text:span></text:p>
      <text:p text:style-name="P20"><text:span text:style-name="T54"><text:s text:c="6"/>"cod_partido": "caba",</text:span></text:p>
      <text:p text:style-name="P20"><text:span text:style-name="T54"><text:s text:c="6"/>"direccion": "IBARBOUROU, JUANA DE, CABA, CABA",</text:span></text:p>
      <text:p text:style-name="P20"><text:span text:style-name="T54"><text:s text:c="6"/>"nombre_calle": "IBARBOUROU, JUANA DE",</text:span></text:p>
      <text:p text:style-name="P20"><text:span text:style-name="T54"><text:s text:c="6"/>"nombre_calle_cruce": null,</text:span></text:p>
      <text:p text:style-name="P20"><text:span text:style-name="T54"><text:s text:c="6"/>"nombre_localidad": "CABA",</text:span></text:p>
      <text:p text:style-name="P20"><text:span text:style-name="T54"><text:s text:c="6"/>"nombre_partido": "CABA",</text:span></text:p>
      <text:p text:style-name="P20"><text:span text:style-name="T54"><text:s text:c="6"/>"tipo": "calle"</text:span></text:p>
      <text:p text:style-name="P20"><text:span text:style-name="T54"><text:s text:c="4"/>},</text:span></text:p>
      <text:p text:style-name="P20"><text:span text:style-name="T54"><text:s text:c="4"/>{</text:span></text:p>
      <text:p text:style-name="P20"><text:span text:style-name="T54"><text:s text:c="6"/>"altura": null,</text:span></text:p>
      <text:p text:style-name="P20"><text:span text:style-name="T54"><text:s text:c="6"/>"cod_calle": 1005,</text:span></text:p>
      <text:p text:style-name="P20"><text:span text:style-name="T54"><text:s text:c="6"/>"cod_calle_cruce": null,</text:span></text:p>
      <text:p text:style-name="P20"><text:span text:style-name="T54"><text:s text:c="6"/>"cod_partido": "caba",</text:span></text:p>
      <text:p text:style-name="P20"><text:span text:style-name="T54"><text:s text:c="6"/>"direccion": "ACONCAGUA, CABA, CABA",</text:span></text:p>
      <text:p text:style-name="P20"><text:span text:style-name="T54"><text:s text:c="6"/>"nombre_calle": "ACONCAGUA",</text:span></text:p>
      <text:p text:style-name="P20"><text:span text:style-name="T54"><text:s text:c="6"/>"nombre_calle_cruce": null,</text:span></text:p>
      <text:p text:style-name="P20"><text:span text:style-name="T54"><text:s text:c="6"/>"nombre_localidad": "CABA",</text:span></text:p>
      <text:p text:style-name="P20"><text:span text:style-name="T54"><text:s text:c="6"/>"nombre_partido": "CABA",</text:span></text:p>
      <text:p text:style-name="P20"><text:span text:style-name="T54"><text:s text:c="6"/>"tipo": "calle"</text:span></text:p>
      <text:p text:style-name="P20"><text:span text:style-name="T54"><text:s text:c="4"/>},</text:span></text:p>
      <text:p text:style-name="P20"><text:span text:style-name="T54"><text:s text:c="4"/>{</text:span></text:p>
      <text:p text:style-name="P20"><text:span text:style-name="T54"><text:s text:c="6"/>"altura": null,</text:span></text:p>
      <text:p text:style-name="P20"><text:span text:style-name="T54"><text:s text:c="6"/>"cod_calle": 1006,</text:span></text:p>
      <text:p text:style-name="P20"><text:span text:style-name="T54"><text:s text:c="6"/>"cod_calle_cruce": null,</text:span></text:p>
      <text:p text:style-name="P20"><text:span text:style-name="T54"><text:s text:c="6"/>"cod_partido": "caba",</text:span></text:p>
      <text:p text:style-name="P20"><text:span text:style-name="T54"><text:s text:c="6"/>"direccion": "ACOSTA, MARIANO, CABA, CABA",</text:span></text:p>
      <text:p text:style-name="P20"><text:span text:style-name="T54"><text:s text:c="6"/>"nombre_calle": "ACOSTA, MARIANO",</text:span></text:p>
      <text:p text:style-name="P20"><text:span text:style-name="T54"><text:s text:c="6"/>"nombre_calle_cruce": null,</text:span></text:p>
      <text:p text:style-name="P20"><text:span text:style-name="T54"><text:s text:c="6"/>"nombre_localidad": "CABA",</text:span></text:p>
      <text:p text:style-name="P20"><text:span text:style-name="T54"><text:s text:c="6"/>"nombre_partido": "CABA",</text:span></text:p>
      <text:p text:style-name="P20"><text:span text:style-name="T54"><text:s text:c="6"/>"tipo": "calle"</text:span></text:p>
      <text:p text:style-name="P20"><text:span text:style-name="T54"><text:s text:c="4"/>},</text:span></text:p>
      <text:p text:style-name="P20"><text:span text:style-name="T54"><text:s text:c="4"/>{</text:span></text:p>
      <text:p text:style-name="P20"><text:span text:style-name="T54"><text:s text:c="6"/>"altura": null,</text:span></text:p>
      <text:p text:style-name="P20"><text:span text:style-name="T54"><text:s text:c="6"/>"cod_calle": 1006,</text:span></text:p>
      <text:p text:style-name="P20"><text:span text:style-name="T54"><text:s text:c="6"/>"cod_calle_cruce": null,</text:span></text:p>
      <text:p text:style-name="P20"><text:span text:style-name="T54"><text:s text:c="6"/>"cod_partido": "caba",</text:span></text:p>
      <text:p text:style-name="P20"><text:span text:style-name="T54"><text:s text:c="6"/>"direccion": "ACOSTA, MARIANO AV., CABA, CABA",</text:span></text:p>
      <text:p text:style-name="P20"><text:span text:style-name="T54"><text:s text:c="6"/>"nombre_calle": "ACOSTA, MARIANO AV.",</text:span></text:p>
      <text:p text:style-name="P20"><text:span text:style-name="T54"><text:s text:c="6"/>"nombre_calle_cruce": null,</text:span></text:p>
      <text:p text:style-name="P20"><text:span text:style-name="T54"><text:s text:c="6"/>"nombre_localidad": "CABA",</text:span></text:p>
      <text:p text:style-name="P20"><text:span text:style-name="T54"><text:s text:c="6"/>"nombre_partido": "CABA",</text:span></text:p>
      <text:p text:style-name="P20"><text:span text:style-name="T54"><text:s text:c="6"/>"tipo": "calle"</text:span></text:p>
      <text:p text:style-name="P20"><text:span text:style-name="T54"><text:s text:c="4"/>}</text:span></text:p>
      <text:p text:style-name="P20"><text:span text:style-name="T54"><text:s text:c="2"/>]</text:span></text:p>
      <text:p text:style-name="P20"><text:span text:style-name="T54">}:</text:span></text:p>
      <text:p text:style-name="P21"><text:span text:style-name="T54"/></text:p>
      <text:p text:style-name="P22"><text:span text:style-name="T54">Al parecer es la direccion default de la pagina</text:span></text:p>
      <text:p text:style-name="P22"><text:span text:style-name="T54">se hicieron pruebas con todos los simbolos no alfanumericos disponibles en el teclado y las unicas excepcionales han sido "&amp;" y "#" que al introducirlo nos dice "calle inexistente"</text:span></text:p>
      <text:p text:style-name="P22"><text:span text:style-name="T55"/></text:p>
      <text:p text:style-name="P23"><text:a xlink:href="https://servicios.usig.buenosaires.gob.ar/normalizar/?direccion=#"><text:span text:style-name="T56">https://servicios.usig.buenosaires.gob.ar/normalizar/?direccion=#</text:span></text:a><text:span text:style-name="T57"/></text:p>
      <text:p text:style-name="P24"><text:span text:style-name="T57"/></text:p>
      <text:p text:style-name="P25"><text:a xlink:href="https://servicios.usig.buenosaires.gob.ar/normalizar/direccion=&amp;"><text:span text:style-name="T58">https://servicios.usig.buenosaires.gob.ar/normalizar/direccion=&amp;</text:span></text:a><text:span text:style-name="T59"/></text:p>
      <text:p text:style-name="P25"><text:span text:style-name="T59"/></text:p>
      <text:p text:style-name="P26"><text:span text:style-name="T60">Se realizaron otras pruebas con<text:s text:c="2"/>caracteres numericos enteros, no enteros y cadenas de caracteres que no formen parte del nombre de luna calle.</text:span></text:p>
      <text:p text:style-name="P26"><text:span text:style-name="T60"/></text:p>
      <text:p text:style-name="P27"><text:a xlink:href="https://servicios.usig.buenosaires.gob.ar/normalizar/?direccion=1234"><text:span text:style-name="T61">https://servicios.usig.buenosaires.gob.ar/normalizar/?direccion=1234</text:span></text:a><text:span text:style-name="T62"><text:s/></text:span><text:span text:style-name="T63">OK</text:span><text:span text:style-name="T64"/></text:p>
      <text:p text:style-name="P28"><text:a xlink:href="https://servicios.usig.buenosaires.gob.ar/normalizar/?direccion=10000000000000000"><text:span text:style-name="T65">https://servicios.usig.buenosaires.gob.ar/normalizar/?direccion=10000000000000000</text:span></text:a><text:span text:style-name="T66"><text:s/></text:span><text:span text:style-name="T67">OK</text:span><text:span text:style-name="T68"/></text:p>
      <text:p text:style-name="P29"><text:a xlink:href="https://servicios.usig.buenosaires.gob.ar/normalizar/?direccion=eeeeeee"><text:span text:style-name="T69">https://servicios.usig.buenosaires.gob.ar/normalizar/?direccion=eeeeeee</text:span></text:a><text:span text:style-name="T70"><text:s/></text:span><text:span text:style-name="T71">OK</text:span><text:span text:style-name="T72"/></text:p>
      <text:p text:style-name="P29"><text:span text:style-name="T73"/></text:p>
      <text:p text:style-name="P29"><text:span text:style-name="T74">Se espera un mensaje de error indicando que no existe la calle.</text:span></text:p>
      <text:p text:style-name="P29"><text:span text:style-name="T74"/></text:p>
      <text:p text:style-name="P29"><text:span text:style-name="T74">Respuesta:</text:span></text:p>
      <text:p text:style-name="P29"><text:span text:style-name="T75">{</text:span></text:p>
      <text:p text:style-name="P29"><text:span text:style-name="T75"><text:s text:c="2"/>"direccionesNormalizadas": [ ],</text:span></text:p>
      <text:p text:style-name="P29"><text:span text:style-name="T75"><text:s text:c="2"/>"errorMessage": "Calle inexistente:"</text:span></text:p>
      <text:p text:style-name="P29"><text:span text:style-name="T75">}</text:span></text:p>
      <text:p text:style-name="P29"><text:span text:style-name="T75"/></text:p>
      <text:p text:style-name="P29"><text:span text:style-name="T76">Nota:<text:s/></text:span><text:span text:style-name="T77">al realizar la direccion con caractes numericos no enteros el servidor mostrara calles que contangan el numero indicado.</text:span></text:p>
      <text:p text:style-name="P29"><text:span text:style-name="T77">A excepcion del 0 que nos muestra "calle inexistente" </text:span></text:p>
      <text:p text:style-name="P29"><text:span text:style-name="T77"/></text:p>
      <text:p text:style-name="P30"><text:a xlink:href="https://servicios.usig.buenosaires.gob.ar/normalizar/?direccion=5.2"><text:span text:style-name="T78">https://servicios.usig.buenosaires.gob.ar/normalizar/?direccion=5.2</text:span></text:a><text:span text:style-name="T79"><text:s/></text:span><text:span text:style-name="T80">OK</text:span><text:span text:style-name="T81"/></text:p>
      <text:p text:style-name="P30"><text:span text:style-name="T81"/></text:p>
      <text:p text:style-name="P30"><text:span text:style-name="T82">EJEMPLO:</text:span></text:p>
      <text:p text:style-name="P30"><text:span text:style-name="T82"/></text:p>
      <text:p text:style-name="P30"><text:span text:style-name="T83">{</text:span></text:p>
      <text:p text:style-name="P30"><text:span text:style-name="T83"><text:s text:c="2"/>"direccionesNormalizadas": [</text:span></text:p>
      <text:p text:style-name="P30"><text:span text:style-name="T83"><text:s text:c="4"/>{</text:span></text:p>
      <text:p text:style-name="P30"><text:span text:style-name="T83"><text:s text:c="6"/>"altura": 2,</text:span></text:p>
      <text:p text:style-name="P30"><text:span text:style-name="T83"><text:s text:c="6"/>"cod_calle": 1174,</text:span></text:p>
      <text:p text:style-name="P30"><text:span text:style-name="T83"><text:s text:c="6"/>"cod_calle_cruce": null,</text:span></text:p>
      <text:p text:style-name="P30"><text:span text:style-name="T83"><text:s text:c="6"/>"cod_partido": "caba",</text:span></text:p>
      <text:p text:style-name="P30"><text:span text:style-name="T83"><text:s text:c="6"/>"direccion": "VALLE PJE. PARTICULAR (ALT. ARGERICH 500) 2, CABA",</text:span></text:p>
      <text:p text:style-name="P30"><text:span text:style-name="T83"><text:s text:c="6"/>"nombre_calle": "VALLE PJE. PARTICULAR (ALT. ARGERICH 500)",</text:span></text:p>
      <text:p text:style-name="P30"><text:span text:style-name="T83"><text:s text:c="6"/>"nombre_calle_cruce": "",</text:span></text:p>
      <text:p text:style-name="P30"><text:span text:style-name="T83"><text:s text:c="6"/>"nombre_localidad": "CABA",</text:span></text:p>
      <text:p text:style-name="P30"><text:span text:style-name="T83"><text:s text:c="6"/>"nombre_partido": "CABA",</text:span></text:p>
      <text:p text:style-name="P30"><text:span text:style-name="T83"><text:s text:c="6"/>"tipo": "calle_altura"</text:span></text:p>
      <text:p text:style-name="P30"><text:span text:style-name="T83"><text:s text:c="4"/>},</text:span></text:p>
      <text:p text:style-name="P30"><text:span text:style-name="T83"><text:s text:c="4"/>{</text:span></text:p>
      <text:p text:style-name="P30"><text:span text:style-name="T83"><text:s text:c="6"/>"altura": null,</text:span></text:p>
      <text:p text:style-name="P30"><text:span text:style-name="T83"><text:s text:c="6"/>"cod_calle": 99063,</text:span></text:p>
      <text:p text:style-name="P30"><text:span text:style-name="T83"><text:s text:c="6"/>"cod_calle_cruce": null,</text:span></text:p>
      <text:p text:style-name="P30"><text:span text:style-name="T83"><text:s text:c="6"/>"cod_partido": "caba",</text:span></text:p>
      <text:p text:style-name="P30"><text:span text:style-name="T83"><text:s text:c="6"/>"direccion": "PASILLO 2 MANZANA 53 (NO OFICIAL), CABA, CABA",</text:span></text:p>
      <text:p text:style-name="P30"><text:span text:style-name="T83"><text:s text:c="6"/>"nombre_calle": "PASILLO 2 MANZANA 53 (NO OFICIAL)",</text:span></text:p>
      <text:p text:style-name="P30"><text:span text:style-name="T83"><text:s text:c="6"/>"nombre_calle_cruce": null,</text:span></text:p>
      <text:p text:style-name="P30"><text:span text:style-name="T83"><text:s text:c="6"/>"nombre_localidad": "CABA",</text:span></text:p>
      <text:p text:style-name="P30"><text:span text:style-name="T83"><text:s text:c="6"/>"nombre_partido": "CABA",</text:span></text:p>
      <text:p text:style-name="P30"><text:span text:style-name="T83"><text:s text:c="6"/>"tipo": "calle"</text:span></text:p>
      <text:p text:style-name="P30"><text:span text:style-name="T83"><text:s text:c="4"/>},</text:span></text:p>
      <text:p text:style-name="P30"><text:span text:style-name="T83"><text:s text:c="4"/>{</text:span></text:p>
      <text:p text:style-name="P30"><text:span text:style-name="T83"><text:s text:c="6"/>"altura": 2,</text:span></text:p>
      <text:p text:style-name="P30"><text:span text:style-name="T83"><text:s text:c="6"/>"cod_calle": 115575,</text:span></text:p>
      <text:p text:style-name="P30"><text:span text:style-name="T83"><text:s text:c="6"/>"cod_calle_cruce": null,</text:span></text:p>
      <text:p text:style-name="P30"><text:span text:style-name="T83"><text:s text:c="6"/>"cod_partido": "berazategui",</text:span></text:p>
      <text:p text:style-name="P30"><text:span text:style-name="T83"><text:s text:c="6"/>"direccion": "Calle 5 2, Berazategui",</text:span></text:p>
      <text:p text:style-name="P30"><text:span text:style-name="T83"><text:s text:c="6"/>"nombre_calle": "Calle 5",</text:span></text:p>
      <text:p text:style-name="P30"><text:span text:style-name="T83"><text:s text:c="6"/>"nombre_calle_cruce": "",</text:span></text:p>
      <text:p text:style-name="P30"><text:span text:style-name="T83"><text:s text:c="6"/>"nombre_localidad": "Berazategui",</text:span></text:p>
      <text:p text:style-name="P30"><text:span text:style-name="T83"><text:s text:c="6"/>"nombre_partido": "Berazategui",</text:span></text:p>
      <text:p text:style-name="P30"><text:span text:style-name="T83"><text:s text:c="6"/>"tipo": "calle_altura"</text:span></text:p>
      <text:p text:style-name="P30"><text:span text:style-name="T83"><text:s text:c="4"/>},</text:span></text:p>
      <text:p text:style-name="P30"><text:span text:style-name="T83"><text:s text:c="4"/>{</text:span></text:p>
      <text:p text:style-name="P30"><text:span text:style-name="T83"><text:s text:c="6"/>"altura": 2,</text:span></text:p>
      <text:p text:style-name="P30"><text:span text:style-name="T83"><text:s text:c="6"/>"cod_calle": 134991,</text:span></text:p>
      <text:p text:style-name="P30"><text:span text:style-name="T83"><text:s text:c="6"/>"cod_calle_cruce": null,</text:span></text:p>
      <text:p text:style-name="P30"><text:span text:style-name="T83"><text:s text:c="6"/>"cod_partido": "berazategui",</text:span></text:p>
      <text:p text:style-name="P30"><text:span text:style-name="T83"><text:s text:c="6"/>"direccion": "Calle 502 2, Berazategui",</text:span></text:p>
      <text:p text:style-name="P30"><text:span text:style-name="T83"><text:s text:c="6"/>"nombre_calle": "Calle 502",</text:span></text:p>
      <text:p text:style-name="P30"><text:span text:style-name="T83"><text:s text:c="6"/>"nombre_calle_cruce": "",</text:span></text:p>
      <text:p text:style-name="P30"><text:span text:style-name="T83"><text:s text:c="6"/>"nombre_localidad": "El Pato",</text:span></text:p>
      <text:p text:style-name="P30"><text:span text:style-name="T83"><text:s text:c="6"/>"nombre_partido": "Berazategui",</text:span></text:p>
      <text:p text:style-name="P30"><text:span text:style-name="T83"><text:s text:c="6"/>"tipo": "calle_altura"</text:span></text:p>
      <text:p text:style-name="P30"><text:span text:style-name="T83"><text:s text:c="4"/>},</text:span></text:p>
      <text:p text:style-name="P30"><text:span text:style-name="T83"><text:s text:c="4"/>{</text:span></text:p>
      <text:p text:style-name="P30"><text:span text:style-name="T83"><text:s text:c="6"/>"altura": 2,</text:span></text:p>
      <text:p text:style-name="P30"><text:span text:style-name="T83"><text:s text:c="6"/>"cod_calle": 189062,</text:span></text:p>
      <text:p text:style-name="P30"><text:span text:style-name="T83"><text:s text:c="6"/>"cod_calle_cruce": null,</text:span></text:p>
      <text:p text:style-name="P30"><text:span text:style-name="T83"><text:s text:c="6"/>"cod_partido": "ensenada",</text:span></text:p>
      <text:p text:style-name="P30"><text:span text:style-name="T83"><text:s text:c="6"/>"direccion": "57 2, Ensenada",</text:span></text:p>
      <text:p text:style-name="P30"><text:span text:style-name="T83"><text:s text:c="6"/>"nombre_calle": "57",</text:span></text:p>
      <text:p text:style-name="P30"><text:span text:style-name="T83"><text:s text:c="6"/>"nombre_calle_cruce": "",</text:span></text:p>
      <text:p text:style-name="P30"><text:span text:style-name="T83"><text:s text:c="6"/>"nombre_localidad": "Ensenada",</text:span></text:p>
      <text:p text:style-name="P30"><text:span text:style-name="T83"><text:s text:c="6"/>"nombre_partido": "Ensenada",</text:span></text:p>
      <text:p text:style-name="P30"><text:span text:style-name="T83"><text:s text:c="6"/>"tipo": "calle_altura"</text:span></text:p>
      <text:p text:style-name="P30"><text:span text:style-name="T83"><text:s text:c="4"/>},</text:span></text:p>
      <text:p text:style-name="P30"><text:span text:style-name="T83"><text:s text:c="4"/>{</text:span></text:p>
      <text:p text:style-name="P30"><text:span text:style-name="T83"><text:s text:c="6"/>"altura": 2,</text:span></text:p>
      <text:p text:style-name="P30"><text:span text:style-name="T83"><text:s text:c="6"/>"cod_calle": 96115,</text:span></text:p>
      <text:p text:style-name="P30"><text:span text:style-name="T83"><text:s text:c="6"/>"cod_calle_cruce": null,</text:span></text:p>
      <text:p text:style-name="P30"><text:span text:style-name="T83"><text:s text:c="6"/>"cod_partido": "ezeiza",</text:span></text:p>
      <text:p text:style-name="P30"><text:span text:style-name="T83"><text:s text:c="6"/>"direccion": "5 de Diciembre 2, Ezeiza",</text:span></text:p>
      <text:p text:style-name="P30"><text:span text:style-name="T83"><text:s text:c="6"/>"nombre_calle": "5 de Diciembre",</text:span></text:p>
      <text:p text:style-name="P30"><text:span text:style-name="T83"><text:s text:c="6"/>"nombre_calle_cruce": "",</text:span></text:p>
      <text:p text:style-name="P30"><text:span text:style-name="T83"><text:s text:c="6"/>"nombre_localidad": "Carlos Spegazzini",</text:span></text:p>
      <text:p text:style-name="P30"><text:span text:style-name="T83"><text:s text:c="6"/>"nombre_partido": "Ezeiza",</text:span></text:p>
      <text:p text:style-name="P30"><text:span text:style-name="T83"><text:s text:c="6"/>"tipo": "calle_altura"</text:span></text:p>
      <text:p text:style-name="P30"><text:span text:style-name="T83"><text:s text:c="4"/>},</text:span></text:p>
      <text:p text:style-name="P30"><text:span text:style-name="T83"><text:s text:c="4"/>{</text:span></text:p>
      <text:p text:style-name="P30"><text:span text:style-name="T83"><text:s text:c="6"/>"altura": 2,</text:span></text:p>
      <text:p text:style-name="P30"><text:span text:style-name="T83"><text:s text:c="6"/>"cod_calle": 116509,</text:span></text:p>
      <text:p text:style-name="P30"><text:span text:style-name="T83"><text:s text:c="6"/>"cod_calle_cruce": null,</text:span></text:p>
      <text:p text:style-name="P30"><text:span text:style-name="T83"><text:s text:c="6"/>"cod_partido": "florencio_varela",</text:span></text:p>
      <text:p text:style-name="P30"><text:span text:style-name="T83"><text:s text:c="6"/>"direccion": "Calle 548 2, Florencio Varela",</text:span></text:p>
      <text:p text:style-name="P30"><text:span text:style-name="T83"><text:s text:c="6"/>"nombre_calle": "Calle 548",</text:span></text:p>
      <text:p text:style-name="P30"><text:span text:style-name="T83"><text:s text:c="6"/>"nombre_calle_cruce": "",</text:span></text:p>
      <text:p text:style-name="P30"><text:span text:style-name="T83"><text:s text:c="6"/>"nombre_localidad": "Gobernador Julio A. Costa",</text:span></text:p>
      <text:p text:style-name="P30"><text:span text:style-name="T83"><text:s text:c="6"/>"nombre_partido": "Florencio Varela",</text:span></text:p>
      <text:p text:style-name="P30"><text:span text:style-name="T83"><text:s text:c="6"/>"tipo": "calle_altura"</text:span></text:p>
      <text:p text:style-name="P30"><text:span text:style-name="T83"><text:s text:c="4"/>},</text:span></text:p>
      <text:p text:style-name="P30"><text:span text:style-name="T83"><text:s text:c="4"/>{</text:span></text:p>
      <text:p text:style-name="P30"><text:span text:style-name="T83"><text:s text:c="6"/>"altura": 2,</text:span></text:p>
      <text:p text:style-name="P30"><text:span text:style-name="T83"><text:s text:c="6"/>"cod_calle": 121490,</text:span></text:p>
      <text:p text:style-name="P30"><text:span text:style-name="T83"><text:s text:c="6"/>"cod_calle_cruce": null,</text:span></text:p>
      <text:p text:style-name="P30"><text:span text:style-name="T83"><text:s text:c="6"/>"cod_partido": "florencio_varela",</text:span></text:p>
      <text:p text:style-name="P30"><text:span text:style-name="T83"><text:s text:c="6"/>"direccion": "Calle 558 2, Florencio Varela",</text:span></text:p>
      <text:p text:style-name="P30"><text:span text:style-name="T83"><text:s text:c="6"/>"nombre_calle": "Calle 558",</text:span></text:p>
      <text:p text:style-name="P30"><text:span text:style-name="T83"><text:s text:c="6"/>"nombre_calle_cruce": "",</text:span></text:p>
      <text:p text:style-name="P30"><text:span text:style-name="T83"><text:s text:c="6"/>"nombre_localidad": "Gobernador Julio A. Costa",</text:span></text:p>
      <text:p text:style-name="P30"><text:span text:style-name="T83"><text:s text:c="6"/>"nombre_partido": "Florencio Varela",</text:span></text:p>
      <text:p text:style-name="P30"><text:span text:style-name="T83"><text:s text:c="6"/>"tipo": "calle_altura"</text:span></text:p>
      <text:p text:style-name="P30"><text:span text:style-name="T83"><text:s text:c="4"/>},</text:span></text:p>
      <text:p text:style-name="P30"><text:span text:style-name="T83"><text:s text:c="4"/>{</text:span></text:p>
      <text:p text:style-name="P30"><text:span text:style-name="T83"><text:s text:c="6"/>"altura": 2,</text:span></text:p>
      <text:p text:style-name="P30"><text:span text:style-name="T83"><text:s text:c="6"/>"cod_calle": 130807,</text:span></text:p>
      <text:p text:style-name="P30"><text:span text:style-name="T83"><text:s text:c="6"/>"cod_calle_cruce": null,</text:span></text:p>
      <text:p text:style-name="P30"><text:span text:style-name="T83"><text:s text:c="6"/>"cod_partido": "florencio_varela",</text:span></text:p>
      <text:p text:style-name="P30"><text:span text:style-name="T83"><text:s text:c="6"/>"direccion": "Calle 560 2, Florencio Varela",</text:span></text:p>
      <text:p text:style-name="P30"><text:span text:style-name="T83"><text:s text:c="6"/>"nombre_calle": "Calle 560",</text:span></text:p>
      <text:p text:style-name="P30"><text:span text:style-name="T83"><text:s text:c="6"/>"nombre_calle_cruce": "",</text:span></text:p>
      <text:p text:style-name="P30"><text:span text:style-name="T83"><text:s text:c="6"/>"nombre_localidad": "Gobernador Julio A. Costa",</text:span></text:p>
      <text:p text:style-name="P30"><text:span text:style-name="T83"><text:s text:c="6"/>"nombre_partido": "Florencio Varela",</text:span></text:p>
      <text:p text:style-name="P30"><text:span text:style-name="T83"><text:s text:c="6"/>"tipo": "calle_altura"</text:span></text:p>
      <text:p text:style-name="P30"><text:span text:style-name="T83"><text:s text:c="4"/>},</text:span></text:p>
      <text:p text:style-name="P30"><text:span text:style-name="T83"><text:s text:c="4"/>{</text:span></text:p>
      <text:p text:style-name="P30"><text:span text:style-name="T83"><text:s text:c="6"/>"altura": 2,</text:span></text:p>
      <text:p text:style-name="P30"><text:span text:style-name="T83"><text:s text:c="6"/>"cod_calle": 398141,</text:span></text:p>
      <text:p text:style-name="P30"><text:span text:style-name="T83"><text:s text:c="6"/>"cod_calle_cruce": null,</text:span></text:p>
      <text:p text:style-name="P30"><text:span text:style-name="T83"><text:s text:c="6"/>"cod_partido": "florencio_varela",</text:span></text:p>
      <text:p text:style-name="P30"><text:span text:style-name="T83"><text:s text:c="6"/>"direccion": "Calle 556 2, Florencio Varela",</text:span></text:p>
      <text:p text:style-name="P30"><text:span text:style-name="T83"><text:s text:c="6"/>"nombre_calle": "Calle 556",</text:span></text:p>
      <text:p text:style-name="P30"><text:span text:style-name="T83"><text:s text:c="6"/>"nombre_calle_cruce": "",</text:span></text:p>
      <text:p text:style-name="P30"><text:span text:style-name="T83"><text:s text:c="6"/>"nombre_localidad": "Gobernador Julio A. Costa",</text:span></text:p>
      <text:p text:style-name="P30"><text:span text:style-name="T83"><text:s text:c="6"/>"nombre_partido": "Florencio Varela",</text:span></text:p>
      <text:p text:style-name="P30"><text:span text:style-name="T83"><text:s text:c="6"/>"tipo": "calle_altura"</text:span></text:p>
      <text:p text:style-name="P30"><text:span text:style-name="T83"><text:s text:c="4"/>}</text:span></text:p>
      <text:p text:style-name="P30"><text:span text:style-name="T83"><text:s text:c="2"/>]</text:span></text:p>
      <text:p text:style-name="P30"><text:span text:style-name="T83">}</text:span></text:p>
      <text:p text:style-name="P31"><text:span text:style-name="T84"/></text:p>
      <text:p text:style-name="P31"><text:span text:style-name="T85">Tambien se realizaron pruebas con una calle existente y una altura incorrecta.</text:span></text:p>
      <text:p text:style-name="P31"><text:span text:style-name="T85"/></text:p>
      <text:p text:style-name="P31"><text:a xlink:href="https://servicios.usig.buenosaires.gob.ar/normalizar/?direccion=loria%2018000"><text:span text:style-name="T86">https://servicios.usig.buenosaires.gob.ar/normalizar/?direccion=loria%2018000</text:span></text:a><text:span text:style-name="T87"/></text:p>
      <text:p text:style-name="P31"><text:span text:style-name="T88"/></text:p>
      <text:p text:style-name="P31"><text:a xlink:href="https://servicios.usig.buenosaires.gob.ar/normalizar/?direccion=medrano%20200000"><text:span text:style-name="T89">https://servicios.usig.buenosaires.gob.ar/normalizar/?direccion=medrano%20200000</text:span></text:a><text:span text:style-name="T90"/></text:p>
      <text:p text:style-name="P31"><text:span text:style-name="T90"/></text:p>
      <text:p text:style-name="P31"><text:span text:style-name="T91">Se espera un mensaje de calle inexistente </text:span></text:p>
      <text:p text:style-name="P31"><text:span text:style-name="T91"/></text:p>
      <text:p text:style-name="P31"><text:span text:style-name="T91">Respuesta<text:s/></text:span><text:span text:style-name="T92">OK</text:span><text:span text:style-name="T93"/></text:p>
      <text:p text:style-name="P31"><text:span text:style-name="T94">{</text:span></text:p>
      <text:p text:style-name="P31"><text:span text:style-name="T94"><text:s text:c="2"/>"direccionesNormalizadas": [ ],</text:span></text:p>
      <text:p text:style-name="P31"><text:span text:style-name="T94"><text:s text:c="2"/>"errorMessage": "Calle inexistente: "</text:span></text:p>
      <text:p text:style-name="P31"><text:span text:style-name="T94">}</text:span></text:p>
      <text:p text:style-name="P31"><text:span text:style-name="T95"/></text:p>
      <text:p text:style-name="P31"><text:span text:style-name="T96">En cambio si es una avenida y la altura incorrecta, debe ser inexistente </text:span></text:p>
      <text:p text:style-name="P31"><text:span text:style-name="T97"/></text:p>
      <text:p text:style-name="P31"><text:a xlink:href="https://servicios.usig.buenosaires.gob.ar/normalizar/?direccion=rivadavia%2019000"><text:span text:style-name="T98">https://servicios.usig.buenosaires.gob.ar/normalizar/?direccion=rivadavia%2019000</text:span></text:a><text:span text:style-name="T99"/></text:p>
      <text:p text:style-name="P31"><text:span text:style-name="T99"/></text:p>
      <text:p text:style-name="P31"><text:span text:style-name="T100">Se espera un mensaje de altura inexistente </text:span></text:p>
      <text:p text:style-name="P31"><text:span text:style-name="T100"/></text:p>
      <text:p text:style-name="P31"><text:span text:style-name="T100">Respuesta<text:s/></text:span><text:span text:style-name="T101">OK</text:span></text:p>
      <text:p text:style-name="P31"><text:span text:style-name="T101"/></text:p>
      <text:p text:style-name="P31"><text:span text:style-name="T101">{</text:span></text:p>
      <text:p text:style-name="P31"><text:span text:style-name="T101"><text:s text:c="2"/>"direccionesNormalizadas": [ ],</text:span></text:p>
      <text:p text:style-name="P31"><text:span text:style-name="T101"><text:s text:c="2"/>"errorMessage": "La calle RIVADAVIA no existe a la altura 19000"</text:span></text:p>
      <text:p text:style-name="P31"><text:span text:style-name="T101">}</text:span></text:p>
      <text:p text:style-name="P31"><text:span text:style-name="T102"/></text:p>
      <text:p text:style-name="P32"><text:span text:style-name="T103"/></text:p>
      <text:p text:style-name="P33"><text:span text:style-name="T104">2.d Testear dirección con dos o más parámetros</text:span></text:p>
      <text:p text:style-name="P34"><text:span text:style-name="T105"/></text:p>
      <text:p text:style-name="P35"><text:span text:style-name="T106">3- Testear Programa con un parámetro de entrada</text:span></text:p>
      <text:p text:style-name="P36"><text:span text:style-name="T107"/></text:p>
      <text:p text:style-name="P36"><text:span text:style-name="T108">Fundamentos: Verificar ingreso de parámetros incorrectos</text:span></text:p>
      <text:p text:style-name="P36"><text:span text:style-name="T109"/></text:p>
      <text:p text:style-name="P36"><text:span text:style-name="T110"><text:tab/>localhost/sumarService?nro1=10</text:span></text:p>
      <text:p text:style-name="P36"><text:span text:style-name="T111"/></text:p>
      <text:p text:style-name="P36"><text:span text:style-name="T112">Se espera aviso de ingreso de parámetros</text:span></text:p>
      <text:p text:style-name="P36"><text:span text:style-name="T113">Error Se espera ayuda para el usuario.</text:span></text:p>
      <text:p text:style-name="P37"><text:span text:style-name="T114">3- Testear Programa con dos parámetros de entrada</text:span></text:p>
      <text:p text:style-name="P38"><text:span text:style-name="T115"/></text:p>
      <text:p text:style-name="P38"><text:span text:style-name="T116">Fundamentos: Verificar ingreso de parámetros incorrectos</text:span></text:p>
      <text:p text:style-name="P38"><text:span text:style-name="T117"/></text:p>
      <text:p text:style-name="P38"><text:span text:style-name="T118"><text:tab/>localhost/sumarService?nro1=10&amp;nro2=10</text:span></text:p>
      <text:p text:style-name="P38"><text:span text:style-name="T119"/></text:p>
      <text:p text:style-name="P38"><text:span text:style-name="T120">Se espera la suma de los parámetros de entrada</text:span></text:p>
      <text:p text:style-name="P38"><text:span text:style-name="T121">OK</text:span></text:p>
      <text:p text:style-name="P39"><text:span text:style-name="T122">4- Testear Programa con parámetros de entrada no numéricos</text:span></text:p>
      <text:p text:style-name="P40"><text:span text:style-name="T123"/></text:p>
      <text:p text:style-name="P40"><text:span text:style-name="T124">Fundamentos: Verificar ingreso de parámetros incorrectos</text:span></text:p>
      <text:p text:style-name="P40"><text:span text:style-name="T125"/></text:p>
      <text:p text:style-name="P40"><text:span text:style-name="T126"><text:tab/></text:span><text:span text:style-name="T127">localhost/sumarService?nro1=a</text:span></text:p>
      <text:p text:style-name="P40"><text:span text:style-name="T128"><text:tab/></text:span><text:span text:style-name="T129">localhost/sumarService?nro1=hola&amp;nro2=chau</text:span></text:p>
      <text:p text:style-name="P40"><text:span text:style-name="T130"><text:tab/></text:span><text:span text:style-name="T131">localhost/sumarService?nro1=4&amp;nro2=hola</text:span></text:p>
      <text:p text:style-name="P40"><text:span text:style-name="T132"><text:tab/></text:span><text:span text:style-name="T133">localhost/sumarService?nro1=*4&amp;nro2=10</text:span></text:p>
      <text:p text:style-name="P40"><text:span text:style-name="T134"><text:tab/></text:span><text:span text:style-name="T135">localhost/sumarService?nro1=4*&amp;nro2=10</text:span></text:p>
      <text:p text:style-name="P40"><text:span text:style-name="T135"><text:tab/></text:span><text:span text:style-name="T136">localhost/sumarService?nro1=4,1&amp;nro2=4</text:span></text:p>
      <text:p text:style-name="P40"><text:span text:style-name="T137"><text:tab/></text:span></text:p>
      <text:p text:style-name="P40"><text:span text:style-name="T138"/></text:p>
      <text:p text:style-name="P40"><text:span text:style-name="T139">Se espera un aviso de error de parámetros de entrada</text:span></text:p>
      <text:p text:style-name="P40"><text:span text:style-name="T140">Error</text:span></text:p>
      <text:p text:style-name="P41"><text:span text:style-name="T141">5- Testear Programa con mas de parámetros de entrada</text:span></text:p>
      <text:p text:style-name="P42"><text:span text:style-name="T142">Fundamentos: Verificar funcionamiento del programa con más de dos parámetros de entrada</text:span></text:p>
      <text:p text:style-name="P42"><text:span text:style-name="T143"/></text:p>
      <text:p text:style-name="P42"><text:span text:style-name="T144"><text:tab/></text:span><text:span text:style-name="T145">localhost/sumarService?nro1=10&amp;nro2=20&amp;nro3=5</text:span></text:p>
      <text:p text:style-name="P42"><text:span text:style-name="T146"><text:tab/></text:span><text:span text:style-name="T147">localhost/sumarService?nro3=10&amp;nro2=20&amp;nro1=5</text:span></text:p>
      <text:p text:style-name="P42"><text:span text:style-name="T148"/></text:p>
      <text:p text:style-name="P42"><text:span text:style-name="T149">Se espera la suma de los dos primeros parámetros</text:span></text:p>
      <text:p text:style-name="P42"><text:span text:style-name="T150">OK</text:span></text:p>
      <text:p text:style-name="P43"><text:span text:style-name="T151">6- Testear Programa con parámetros de entrada no entero</text:span></text:p>
      <text:p text:style-name="P44"><text:span text:style-name="T152"/></text:p>
      <text:p text:style-name="P44"><text:span text:style-name="T153">Fundamentos: Verificar ingreso de parámetros incorrectos</text:span></text:p>
      <text:p text:style-name="P44"><text:span text:style-name="T154"/></text:p>
      <text:p text:style-name="P44"><text:span text:style-name="T155"><text:tab/></text:span><text:span text:style-name="T156">localhost/sumarService?nro1=10&amp;nro2=10.5</text:span></text:p>
      <text:p text:style-name="P44"><text:span text:style-name="T157"><text:tab/></text:span><text:span text:style-name="T158">localhost/sumarService?nro1=3.5&amp;nro2=5.5</text:span></text:p>
      <text:p text:style-name="P44"><text:span text:style-name="T159"><text:tab/></text:span><text:span text:style-name="T160">localhost/sumarService?nro1=10&amp;nro2=10.5</text:span></text:p>
      <text:p text:style-name="P44"><text:span text:style-name="T161"><text:tab/></text:span><text:span text:style-name="T162">localhost/sumarService?nro1=4.1&amp;nro2=4</text:span></text:p>
      <text:p text:style-name="P44"><text:span text:style-name="T163"><text:tab/></text:span></text:p>
      <text:p text:style-name="P44"><text:span text:style-name="T164"/></text:p>
      <text:p text:style-name="P44"><text:span text:style-name="T165">Se espera la suma de los dos primeros números</text:span></text:p>
      <text:p text:style-name="P44"><text:span text:style-name="T166">OK</text:span></text:p>
      <text:p text:style-name="P45"><text:span text:style-name="T167">7- Testear Programa con parámetros de entrada neutros</text:span></text:p>
      <text:p text:style-name="P46"><text:span text:style-name="T168"/></text:p>
      <text:p text:style-name="P46"><text:span text:style-name="T169">Fundamentos: Verificar ingreso de parámetros neutro</text:span></text:p>
      <text:p text:style-name="P46"><text:span text:style-name="T170"/></text:p>
      <text:p text:style-name="P46"><text:span text:style-name="T171"><text:tab/></text:span><text:span text:style-name="T172">localhost/sumarService?nro1=10&amp;nro2=0</text:span></text:p>
      <text:p text:style-name="P46"><text:span text:style-name="T173"><text:tab/></text:span><text:span text:style-name="T174">localhost/sumarService?nro1=0&amp;nro2=10</text:span></text:p>
      <text:p text:style-name="P46"><text:span text:style-name="T175"><text:tab/></text:span><text:span text:style-name="T176">localhost/sumarService?nro1=0&amp;nro2=0</text:span></text:p>
      <text:p text:style-name="P46"><text:span text:style-name="T177"><text:tab/></text:span></text:p>
      <text:p text:style-name="P46"><text:span text:style-name="T178">Se espera la suma de los dos primeros números</text:span></text:p>
      <text:p text:style-name="P46"><text:span text:style-name="T179">OK</text:span></text:p>
      <text:p text:style-name="P47"><text:span text:style-name="T180">8- Testear Programa con parámetros de entrada negativos</text:span></text:p>
      <text:p text:style-name="P48"><text:span text:style-name="T181"/></text:p>
      <text:p text:style-name="P48"><text:span text:style-name="T182">Fundamentos: Verificar ingreso de parámetros incorrectos</text:span></text:p>
      <text:p text:style-name="P48"><text:span text:style-name="T183"/></text:p>
      <text:p text:style-name="P48"><text:span text:style-name="T184"><text:tab/></text:span><text:span text:style-name="T185">localhost/sumarService?nro1=-10&amp;nro2=-10</text:span></text:p>
      <text:p text:style-name="P48"><text:span text:style-name="T185"><text:tab/>localhost/sumarService?nro1=-5&amp;nro2=10</text:span></text:p>
      <text:p text:style-name="P48"><text:span text:style-name="T186"><text:tab/></text:span><text:span text:style-name="T187">localhost/sumarService?nro1=10&amp;nro2=-50</text:span></text:p>
      <text:p text:style-name="P48"><text:span text:style-name="T187"><text:tab/>localhost/sumarService?nro1=-10&amp;nro2=-0</text:span></text:p>
      <text:p text:style-name="P48"><text:span text:style-name="T188"/></text:p>
      <text:p text:style-name="P48"><text:span text:style-name="T189">Se espera la suma de los dos primeros números</text:span></text:p>
      <text:p text:style-name="P48"><text:span text:style-name="T190">OK</text:span></text:p>
      <text:p text:style-name="P49"><text:span text:style-name="T191">9- Testear Programa con desbordamiento en números enteros</text:span></text:p>
      <text:p text:style-name="P50"><text:span text:style-name="T192"/></text:p>
      <text:p text:style-name="P50"><text:span text:style-name="T193">Fundamentos: Verificar ingreso de parámetros incorrectos</text:span></text:p>
      <text:p text:style-name="P50"><text:span text:style-name="T194"/></text:p>
      <text:p text:style-name="P50"><text:span text:style-name="T195"><text:tab/></text:span><text:span text:style-name="T196">localhost/sumarService?nro1=2000000000&amp;nro2= 2000000000</text:span></text:p>
      <text:p text:style-name="P50"><text:span text:style-name="T197"><text:tab/></text:span><text:span text:style-name="T198">localhost/sumarService?nro1=-2000000000&amp;nro2=-2000000000</text:span></text:p>
      <text:p text:style-name="P50"><text:span text:style-name="T199"><text:tab/></text:span></text:p>
      <text:p text:style-name="P50"><text:span text:style-name="T200"/></text:p>
      <text:p text:style-name="P50"><text:span text:style-name="T201">Se espera la suma de los dos primeros números o aviso de parámetros incorrectos</text:span></text:p>
      <text:p text:style-name="P50"><text:span text:style-name="T202">OK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